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20000013D000001320FE323AE.svm" manifest:media-type=""/>
  <manifest:file-entry manifest:full-path="Pictures/10000000000000200000002000309F1C.png" manifest:media-type=""/>
  <manifest:file-entry manifest:full-path="Pictures/10000000000000DB000000CBF3B4AA3C.jpg" manifest:media-type=""/>
  <manifest:file-entry manifest:full-path="Pictures/2000001200000143000001311E9825F0.svm" manifest:media-type=""/>
  <manifest:file-entry manifest:full-path="Pictures/10000201000000D5000000D5F2CDF002.png" manifest:media-type=""/>
  <manifest:file-entry manifest:full-path="Pictures/2000001200000155000001312F16668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vertical-align="middle" draw:auto-grow-height="false"/>
    </style:style>
    <style:style style:name="gr2" style:family="graphic" style:parent-style-name="road_20_line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10%"/>
    </style:style>
    <style:style style:name="gr8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10%"/>
    </style:style>
    <style:style style:name="gr9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10%"/>
    </style:style>
    <style:style style:name="gr10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10%"/>
    </style:style>
    <style:style style:name="gr11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10%"/>
    </style:style>
    <style:style style:name="gr12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10%"/>
    </style:style>
    <style:style style:name="gr13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10%"/>
    </style:style>
    <style:style style:name="gr1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10%"/>
    </style:style>
    <style:style style:name="gr1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1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10%"/>
    </style:style>
    <style:style style:name="gr16" style:family="graphic" style:parent-style-name="standard">
      <style:graphic-properties draw:fill="solid" draw:fill-color="#e6e6e6" draw:textarea-vertical-align="middle" draw:auto-grow-height="false"/>
    </style:style>
    <style:style style:name="gr17" style:family="graphic" style:parent-style-name="standard" style:list-style-name="L1">
      <style:graphic-properties TexMathsArgs="22§display§S_a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TexMathsArgs="22§display§S_b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1">
      <style:graphic-properties TexMathsArgs="22§display§S_c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8" style:family="graphic" style:parent-style-name="standard">
      <style:graphic-properties draw:stroke="none" svg:stroke-width="0.035cm" draw:stroke-linejoin="miter" draw:fill="solid" draw:fill-color="#000000"/>
    </style:style>
    <style:style style:name="gr9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. Hunter Quals exam presentation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custom-shape draw:style-name="gr1" draw:text-style-name="P1" draw:layer="layout" svg:width="1.277cm" svg:height="3.384cm" svg:x="0.747cm" svg:y="1.4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4cm" svg:y1="1.494cm" svg:x2="1.384cm" svg:y2="4.878cm">
          <text:p/>
        </draw:line>
        <draw:custom-shape draw:style-name="gr3" draw:text-style-name="P1" draw:layer="layout" svg:width="0.643cm" svg:height="0.852cm" draw:transform="rotate (-1.5707963267949) translate (1.84cm 0.54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7cm" svg:height="3.384cm" svg:x="0.747cm" svg:y="6.4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5cm" svg:y1="6.437cm" svg:x2="1.385cm" svg:y2="9.821cm">
          <text:p/>
        </draw:line>
        <draw:custom-shape draw:style-name="gr1" draw:text-style-name="P1" draw:layer="layout" svg:width="1.277cm" svg:height="3.384cm" svg:x="0.749cm" svg:y="11.6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7cm" svg:y1="11.608cm" svg:x2="1.387cm" svg:y2="14.992cm">
          <text:p/>
        </draw:line>
        <draw:custom-shape draw:style-name="gr4" draw:text-style-name="P2" xml:id="id10" draw:id="id10" draw:layer="layout" svg:width="2.624cm" svg:height="2.624cm" svg:x="3.314cm" svg:y="1.87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2.624cm" svg:height="2.624cm" svg:x="3.314cm" svg:y="6.817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2.623cm" svg:height="2.623cm" svg:x="3.317cm" svg:y="11.9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2.099cm" svg:height="2.099cm" svg:x="11.393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2.099cm" svg:height="2.099cm" svg:x="14.558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2.099cm" svg:height="2.099cm" svg:x="17.725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2.099cm" svg:height="2.099cm" svg:x="11.39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" draw:id="id4" draw:layer="layout" svg:width="2.097cm" svg:height="2.099cm" svg:x="14.557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" draw:id="id6" draw:layer="layout" svg:width="2.099cm" svg:height="2.099cm" svg:x="17.724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099cm" svg:height="2.099cm" svg:x="11.39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8" draw:id="id8" draw:layer="layout" svg:width="2.099cm" svg:height="2.099cm" svg:x="14.556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9" draw:id="id9" draw:layer="layout" svg:width="2.099cm" svg:height="2.099cm" svg:x="17.722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3" draw:id="id13" draw:layer="layout" svg:width="2.099cm" svg:height="2.099cm" svg:x="7.832cm" svg:y="4.61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4" draw:id="id14" draw:layer="layout" svg:width="2.099cm" svg:height="2.099cm" svg:x="7.832cm" svg:y="9.713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15" draw:id="id15" draw:layer="layout" svg:width="2.099cm" svg:height="2.099cm" svg:x="7.83cm" svg:y="15.221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027cm" svg:height="0.921cm" svg:x="4.087cm" svg:y="2.726cm">
          <draw:image xlink:href="Pictures/2000001200000155000001312F166685.svm" xlink:type="simple" xlink:show="embed" xlink:actuate="onLoad">
            <text:p/>
          </draw:image>
        </draw:frame>
        <draw:connector draw:style-name="gr18" draw:text-style-name="P2" draw:layer="layout" draw:type="line" svg:x1="12.443cm" svg:y1="4.236cm" svg:x2="12.44cm" svg:y2="7.08cm" draw:start-shape="id1" draw:start-glue-point="8" draw:end-shape="id2" draw:end-glue-point="4" svg:d="m12443 4236-3 2844">
          <text:p/>
        </draw:connector>
        <draw:connector draw:style-name="gr19" draw:text-style-name="P2" draw:layer="layout" draw:type="line" svg:x1="15.608cm" svg:y1="4.236cm" svg:x2="15.606cm" svg:y2="7.08cm" draw:start-shape="id3" draw:start-glue-point="8" draw:end-shape="id4" draw:end-glue-point="4" svg:d="m15608 4236-2 2844">
          <text:p/>
        </draw:connector>
        <draw:connector draw:style-name="gr20" draw:text-style-name="P2" draw:layer="layout" draw:type="line" svg:x1="18.775cm" svg:y1="4.236cm" svg:x2="18.774cm" svg:y2="7.08cm" draw:start-shape="id5" draw:start-glue-point="8" draw:end-shape="id6" draw:end-glue-point="4" svg:d="m18775 4236-1 2844">
          <text:p/>
        </draw:connector>
        <draw:connector draw:style-name="gr21" draw:text-style-name="P2" draw:layer="layout" draw:type="line" svg:x1="18.775cm" svg:y1="4.236cm" svg:x2="15.606cm" svg:y2="7.08cm" draw:start-shape="id5" draw:start-glue-point="8" draw:end-shape="id4" draw:end-glue-point="4" svg:d="m18775 4236-3169 2844">
          <text:p/>
        </draw:connector>
        <draw:connector draw:style-name="gr22" draw:text-style-name="P2" draw:layer="layout" draw:type="line" svg:x1="15.608cm" svg:y1="4.236cm" svg:x2="12.44cm" svg:y2="7.08cm" draw:start-shape="id3" draw:start-glue-point="8" draw:end-shape="id2" draw:end-glue-point="4" svg:d="m15608 4236-3168 2844">
          <text:p/>
        </draw:connector>
        <draw:connector draw:style-name="gr23" draw:text-style-name="P2" draw:layer="layout" draw:type="line" svg:x1="12.443cm" svg:y1="4.236cm" svg:x2="15.606cm" svg:y2="7.08cm" draw:start-shape="id1" draw:start-glue-point="8" draw:end-shape="id4" draw:end-glue-point="4" svg:d="m12443 4236 3163 2844">
          <text:p/>
        </draw:connector>
        <draw:connector draw:style-name="gr24" draw:text-style-name="P2" draw:layer="layout" draw:type="line" svg:x1="15.608cm" svg:y1="4.236cm" svg:x2="18.774cm" svg:y2="7.08cm" draw:start-shape="id3" draw:start-glue-point="8" draw:end-shape="id6" draw:end-glue-point="4" svg:d="m15608 4236 3166 2844">
          <text:p/>
        </draw:connector>
        <draw:connector draw:style-name="gr25" draw:text-style-name="P2" draw:layer="layout" draw:type="line" svg:x1="18.775cm" svg:y1="4.236cm" svg:x2="12.44cm" svg:y2="7.08cm" draw:start-shape="id5" draw:start-glue-point="8" draw:end-shape="id2" draw:end-glue-point="4" svg:d="m18775 4236-6335 2844">
          <text:p/>
        </draw:connector>
        <draw:connector draw:style-name="gr26" draw:text-style-name="P2" draw:layer="layout" draw:type="line" svg:x1="12.443cm" svg:y1="4.236cm" svg:x2="18.774cm" svg:y2="7.08cm" draw:start-shape="id1" draw:start-glue-point="8" draw:end-shape="id6" draw:end-glue-point="4" svg:d="m12443 4236 6331 2844">
          <text:p/>
        </draw:connector>
        <draw:connector draw:style-name="gr27" draw:text-style-name="P2" draw:layer="layout" draw:type="line" svg:x1="12.44cm" svg:y1="9.179cm" svg:x2="12.44cm" svg:y2="12.251cm" draw:start-shape="id2" draw:start-glue-point="8" draw:end-shape="id7" draw:end-glue-point="4" svg:d="m12440 9179v3072">
          <text:p/>
        </draw:connector>
        <draw:connector draw:style-name="gr28" draw:text-style-name="P2" draw:layer="layout" draw:type="line" svg:x1="15.606cm" svg:y1="9.179cm" svg:x2="15.606cm" svg:y2="12.251cm" draw:start-shape="id4" draw:start-glue-point="8" draw:end-shape="id8" draw:end-glue-point="4" svg:d="m15606 9179v3072">
          <text:p/>
        </draw:connector>
        <draw:connector draw:style-name="gr29" draw:text-style-name="P2" draw:layer="layout" draw:type="line" svg:x1="18.774cm" svg:y1="9.179cm" svg:x2="18.772cm" svg:y2="12.251cm" draw:start-shape="id6" draw:start-glue-point="8" draw:end-shape="id9" draw:end-glue-point="4" svg:d="m18774 9179-2 3072">
          <text:p/>
        </draw:connector>
        <draw:connector draw:style-name="gr30" draw:text-style-name="P2" draw:layer="layout" draw:type="line" svg:x1="18.774cm" svg:y1="9.179cm" svg:x2="15.606cm" svg:y2="12.251cm" draw:start-shape="id6" draw:start-glue-point="8" draw:end-shape="id8" draw:end-glue-point="4" svg:d="m18774 9179-3168 3072">
          <text:p/>
        </draw:connector>
        <draw:connector draw:style-name="gr31" draw:text-style-name="P2" draw:layer="layout" draw:type="line" svg:x1="18.774cm" svg:y1="9.179cm" svg:x2="12.44cm" svg:y2="12.251cm" draw:start-shape="id6" draw:start-glue-point="8" draw:end-shape="id7" draw:end-glue-point="4" svg:d="m18774 9179-6334 3072">
          <text:p/>
        </draw:connector>
        <draw:connector draw:style-name="gr32" draw:text-style-name="P2" draw:layer="layout" draw:type="line" svg:x1="12.44cm" svg:y1="9.179cm" svg:x2="15.605cm" svg:y2="12.251cm" draw:start-shape="id2" draw:start-glue-point="8" draw:end-shape="id8" svg:d="m12440 9179 3165 3072">
          <text:p/>
        </draw:connector>
        <draw:connector draw:style-name="gr33" draw:text-style-name="P2" draw:layer="layout" draw:type="line" svg:x1="12.44cm" svg:y1="9.179cm" svg:x2="18.772cm" svg:y2="12.251cm" draw:start-shape="id2" draw:start-glue-point="8" draw:end-shape="id9" draw:end-glue-point="4" svg:d="m12440 9179 6332 3072">
          <text:p/>
        </draw:connector>
        <draw:connector draw:style-name="gr34" draw:text-style-name="P2" draw:layer="layout" draw:type="line" svg:x1="15.606cm" svg:y1="9.179cm" svg:x2="12.44cm" svg:y2="12.251cm" draw:start-shape="id4" draw:start-glue-point="8" draw:end-shape="id7" draw:end-glue-point="4" svg:d="m15606 9179-3166 3072">
          <text:p/>
        </draw:connector>
        <draw:connector draw:style-name="gr35" draw:text-style-name="P2" draw:layer="layout" draw:type="line" svg:x1="15.606cm" svg:y1="9.179cm" svg:x2="18.772cm" svg:y2="12.251cm" draw:start-shape="id4" draw:start-glue-point="8" draw:end-shape="id9" draw:end-glue-point="4" svg:d="m15606 9179 3166 3072">
          <text:p/>
        </draw:connector>
        <draw:connector draw:style-name="gr36" draw:text-style-name="P2" draw:layer="layout" draw:type="line" svg:x1="4.627cm" svg:y1="4.498cm" svg:x2="4.627cm" svg:y2="6.817cm" draw:start-shape="id10" draw:start-glue-point="8" draw:end-shape="id11" draw:end-glue-point="4" svg:d="m4627 4498v2319">
          <text:p/>
        </draw:connector>
        <draw:connector draw:style-name="gr37" draw:text-style-name="P2" draw:layer="layout" draw:type="line" svg:x1="4.627cm" svg:y1="9.441cm" svg:x2="4.629cm" svg:y2="11.989cm" draw:start-shape="id11" draw:start-glue-point="8" draw:end-shape="id12" draw:end-glue-point="4" svg:d="m4627 9441 2 2548">
          <text:p/>
        </draw:connector>
        <draw:connector draw:style-name="gr38" draw:text-style-name="P2" draw:layer="layout" draw:type="curve" svg:x1="18.775cm" svg:y1="4.236cm" svg:x2="9.932cm" svg:y2="5.669cm" draw:start-shape="id5" draw:start-glue-point="8" draw:end-shape="id13" draw:end-glue-point="6" svg:d="m18775 4236c0 956-2947 1433-8843 1433">
          <text:p/>
        </draw:connector>
        <draw:connector draw:style-name="gr39" draw:text-style-name="P2" draw:layer="layout" draw:type="curve" svg:x1="15.608cm" svg:y1="4.236cm" svg:x2="9.932cm" svg:y2="5.668cm" draw:start-shape="id3" draw:start-glue-point="8" draw:end-shape="id13" svg:d="m15608 4236c0 955-1892 1432-5676 1432">
          <text:p/>
        </draw:connector>
        <draw:connector draw:style-name="gr40" draw:text-style-name="P2" draw:layer="layout" draw:type="curve" svg:x1="12.443cm" svg:y1="4.236cm" svg:x2="9.932cm" svg:y2="5.669cm" draw:start-shape="id1" draw:start-glue-point="8" draw:end-shape="id13" draw:end-glue-point="6" svg:d="m12443 4236c0 956-837 1433-2511 1433">
          <text:p/>
        </draw:connector>
        <draw:connector draw:style-name="gr41" draw:text-style-name="P2" draw:layer="layout" draw:type="curve" svg:x1="18.774cm" svg:y1="9.179cm" svg:x2="9.932cm" svg:y2="10.763cm" draw:start-shape="id6" draw:start-glue-point="8" draw:end-shape="id14" draw:end-glue-point="6" svg:d="m18774 9179c0 1056-2947 1584-8842 1584">
          <text:p/>
        </draw:connector>
        <draw:connector draw:style-name="gr42" draw:text-style-name="P2" draw:layer="layout" draw:type="curve" svg:x1="15.606cm" svg:y1="9.179cm" svg:x2="9.932cm" svg:y2="10.763cm" draw:start-shape="id4" draw:start-glue-point="8" draw:end-shape="id14" draw:end-glue-point="6" svg:d="m15606 9179c0 1056-1891 1584-5674 1584">
          <text:p/>
        </draw:connector>
        <draw:connector draw:style-name="gr43" draw:text-style-name="P2" draw:layer="layout" draw:type="curve" svg:x1="12.44cm" svg:y1="9.179cm" svg:x2="9.932cm" svg:y2="10.763cm" draw:start-shape="id2" draw:start-glue-point="8" draw:end-shape="id14" draw:end-glue-point="6" svg:d="m12440 9179c0 1056-836 1584-2508 1584">
          <text:p/>
        </draw:connector>
        <draw:connector draw:style-name="gr44" draw:text-style-name="P2" draw:layer="layout" draw:type="curve" svg:x1="18.772cm" svg:y1="14.35cm" svg:x2="9.93cm" svg:y2="16.271cm" draw:start-shape="id9" draw:start-glue-point="8" draw:end-shape="id15" draw:end-glue-point="6" svg:d="m18772 14350c0 1281-2947 1921-8842 1921">
          <text:p/>
        </draw:connector>
        <draw:connector draw:style-name="gr45" draw:text-style-name="P2" draw:layer="layout" draw:type="curve" svg:x1="15.606cm" svg:y1="14.35cm" svg:x2="9.93cm" svg:y2="16.271cm" draw:start-shape="id8" draw:start-glue-point="8" draw:end-shape="id15" draw:end-glue-point="6" svg:d="m15606 14350c0 1281-1892 1921-5676 1921">
          <text:p/>
        </draw:connector>
        <draw:connector draw:style-name="gr46" draw:text-style-name="P2" draw:layer="layout" draw:type="curve" svg:x1="12.44cm" svg:y1="14.35cm" svg:x2="9.93cm" svg:y2="16.271cm" draw:start-shape="id7" draw:start-glue-point="8" draw:end-shape="id15" draw:end-glue-point="6" svg:d="m12440 14350c0 1281-836 1921-2510 1921">
          <text:p/>
        </draw:connector>
        <draw:connector draw:style-name="gr47" draw:text-style-name="P2" draw:layer="layout" draw:type="curve" svg:x1="5.555cm" svg:y1="4.114cm" svg:x2="7.833cm" svg:y2="5.669cm" draw:start-shape="id10" draw:start-glue-point="7" draw:end-shape="id13" draw:end-glue-point="10" svg:d="m5555 4114c1995 0 856 1555 2278 1555">
          <text:p/>
        </draw:connector>
        <draw:connector draw:style-name="gr48" draw:text-style-name="P2" draw:layer="layout" draw:type="curve" svg:x1="5.555cm" svg:y1="9.057cm" svg:x2="7.833cm" svg:y2="10.763cm" draw:start-shape="id11" draw:start-glue-point="7" draw:end-shape="id14" draw:end-glue-point="10" svg:d="m5555 9057c1995 0 856 1706 2278 1706">
          <text:p/>
        </draw:connector>
        <draw:connector draw:style-name="gr49" draw:text-style-name="P2" draw:layer="layout" draw:type="curve" svg:x1="5.94cm" svg:y1="13.3cm" svg:x2="7.831cm" svg:y2="16.271cm" draw:start-shape="id12" draw:end-shape="id15" draw:end-glue-point="10" svg:d="m5940 13300c1417 0 472 2971 1891 2971">
          <text:p/>
        </draw:connector>
        <draw:frame draw:style-name="gr50" draw:text-style-name="P2" draw:layer="layout" svg:width="0.954cm" svg:height="0.924cm" svg:x="4.087cm" svg:y="7.667cm">
          <draw:image xlink:href="Pictures/200000120000013D000001320FE323AE.svm" xlink:type="simple" xlink:show="embed" xlink:actuate="onLoad">
            <text:p/>
          </draw:image>
        </draw:frame>
        <draw:frame draw:style-name="gr51" draw:text-style-name="P2" draw:layer="layout" svg:width="0.972cm" svg:height="0.921cm" svg:x="4.087cm" svg:y="12.84cm">
          <draw:image xlink:href="Pictures/2000001200000143000001311E9825F0.svm" xlink:type="simple" xlink:show="embed" xlink:actuate="onLoad">
            <text:p/>
          </draw:image>
        </draw:frame>
        <draw:g>
          <svg:title>TexMaths</svg:title>
          <svg:desc>18§display§X_{a,G}</svg:desc>
          <draw:polygon draw:style-name="gr52" draw:text-style-name="P3" draw:layer="layout" svg:width="1.855cm" svg:height="0.847cm" svg:x="11.543cm" svg:y="2.762cm" svg:viewBox="0 0 1856 848" draw:points="927,848 0,848 0,0 1856,0 1856,848">
            <text:p/>
          </draw:polygon>
          <draw:path draw:style-name="gr53" draw:text-style-name="P3" draw:layer="layout" svg:width="0.721cm" svg:height="0.597cm" svg:x="11.568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54" draw:text-style-name="P3" draw:layer="layout" svg:width="0.312cm" svg:height="0.274cm" svg:x="12.304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55" draw:text-style-name="P3" draw:layer="layout" svg:width="0.076cm" svg:height="0.188cm" svg:x="12.715cm" svg:y="3.422cm" svg:viewBox="0 0 77 189" svg:d="m59 59c0 35-4 75-47 115-2 2-5 2-5 6 0 3 5 9 11 9 7 0 59-50 59-122 0-37-15-67-43-67-19 0-34 15-34 34s15 35 34 35c16 0 25-10 25-10z">
            <text:p/>
          </draw:path>
          <draw:path draw:style-name="gr56" draw:text-style-name="P3" draw:layer="layout" svg:width="0.473cm" svg:height="0.442cm" svg:x="12.897cm" svg:y="3.06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a,R}</svg:desc>
          <draw:polygon draw:style-name="gr57" draw:text-style-name="P3" draw:layer="layout" svg:width="1.84cm" svg:height="0.847cm" svg:x="14.848cm" svg:y="2.762cm" svg:viewBox="0 0 1841 848" draw:points="920,848 0,848 0,0 1841,0 1841,848">
            <text:p/>
          </draw:polygon>
          <draw:path draw:style-name="gr58" draw:text-style-name="P3" draw:layer="layout" svg:width="0.721cm" svg:height="0.597cm" svg:x="14.873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4-3 109-3 23 0 74 3 98 3 7 0 16 0 16-18 0-10-9-10-15-10-59 0-62-3-76-40-33-78-92-215-111-270 59-59 150-164 177-188 25-22 60-42 112-44 12 0 21 0 21-18 0 0 0-10-13-10-25 0-55 3-82 3-32 0-66-3-97-3-5 0-18 0-18 18 0 7 6 10 11 10 7 0 35 2 35 27 0 12-8 22-15 32z">
            <text:p/>
          </draw:path>
          <draw:path draw:style-name="gr59" draw:text-style-name="P3" draw:layer="layout" svg:width="0.312cm" svg:height="0.274cm" svg:x="15.608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60" draw:text-style-name="P3" draw:layer="layout" svg:width="0.076cm" svg:height="0.188cm" svg:x="16.02cm" svg:y="3.422cm" svg:viewBox="0 0 77 189" svg:d="m59 59c0 35-4 75-47 115-2 2-5 2-5 6 0 3 5 9 11 9 7 0 59-50 59-122 0-37-15-67-43-67-19 0-34 15-34 34s15 35 34 35c16 0 25-10 25-10z">
            <text:p/>
          </draw:path>
          <draw:path draw:style-name="gr61" draw:text-style-name="P3" draw:layer="layout" svg:width="0.474cm" svg:height="0.43cm" svg:x="16.203cm" svg:y="3.072cm" svg:viewBox="0 0 475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78-62 78-72 0-2 0-9-10-9-6 0-9 5-12 12-7 28-29 53-54 53-18 0-30-9-30-40 0-18 6-47 8-65s2-22 2-29 0-28-17-45c-12-13-27-20-42-25z">
            <text:p/>
          </draw:path>
        </draw:g>
        <draw:g>
          <svg:title>TexMaths</svg:title>
          <svg:desc>18§display§X_{a,O}</svg:desc>
          <draw:polygon draw:style-name="gr62" draw:text-style-name="P3" draw:layer="layout" svg:width="1.861cm" svg:height="0.847cm" svg:x="17.878cm" svg:y="2.762cm" svg:viewBox="0 0 1862 848" draw:points="932,848 0,848 0,0 1862,0 1862,848">
            <text:p/>
          </draw:polygon>
          <draw:path draw:style-name="gr63" draw:text-style-name="P3" draw:layer="layout" svg:width="0.721cm" svg:height="0.597cm" svg:x="17.903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64" draw:text-style-name="P3" draw:layer="layout" svg:width="0.312cm" svg:height="0.274cm" svg:x="18.64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65" draw:text-style-name="P3" draw:layer="layout" svg:width="0.076cm" svg:height="0.188cm" svg:x="19.051cm" svg:y="3.422cm" svg:viewBox="0 0 77 189" svg:d="m59 59c0 35-4 75-47 115-2 2-5 2-5 6 0 3 5 9 11 9 7 0 59-50 59-122 0-37-15-67-43-67-19 0-34 15-34 34s15 35 34 35c16 0 25-10 25-10z">
            <text:p/>
          </draw:path>
          <draw:path draw:style-name="gr66" draw:text-style-name="P3" draw:layer="layout" svg:width="0.464cm" svg:height="0.442cm" svg:x="19.232cm" svg:y="3.06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b,G}</svg:desc>
          <draw:polygon draw:style-name="gr67" draw:text-style-name="P3" draw:layer="layout" svg:width="1.784cm" svg:height="0.847cm" svg:x="11.682cm" svg:y="7.705cm" svg:viewBox="0 0 1785 848" draw:points="892,848 0,848 0,0 1785,0 1785,848">
            <text:p/>
          </draw:polygon>
          <draw:path draw:style-name="gr68" draw:text-style-name="P3" draw:layer="layout" svg:width="0.721cm" svg:height="0.597cm" svg:x="11.707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69" draw:text-style-name="P3" draw:layer="layout" svg:width="0.247cm" svg:height="0.43cm" svg:x="12.448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70" draw:text-style-name="P3" draw:layer="layout" svg:width="0.076cm" svg:height="0.188cm" svg:x="12.782cm" svg:y="8.365cm" svg:viewBox="0 0 77 189" svg:d="m59 59c0 35-4 75-47 115-2 2-5 2-5 6 0 3 5 9 11 9 7 0 59-50 59-122 0-37-15-67-43-67-19 0-34 15-34 34s15 35 34 35c16 0 25-10 25-10z">
            <text:p/>
          </draw:path>
          <draw:path draw:style-name="gr71" draw:text-style-name="P3" draw:layer="layout" svg:width="0.473cm" svg:height="0.442cm" svg:x="12.964cm" svg:y="8.003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b,R}</svg:desc>
          <draw:polygon draw:style-name="gr72" draw:text-style-name="P3" draw:layer="layout" svg:width="1.769cm" svg:height="0.847cm" svg:x="14.85cm" svg:y="7.705cm" svg:viewBox="0 0 1770 848" draw:points="886,848 0,848 0,0 1770,0 1770,848">
            <text:p/>
          </draw:polygon>
          <draw:path draw:style-name="gr73" draw:text-style-name="P3" draw:layer="layout" svg:width="0.721cm" svg:height="0.597cm" svg:x="14.874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74" draw:text-style-name="P3" draw:layer="layout" svg:width="0.247cm" svg:height="0.43cm" svg:x="15.615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75" draw:text-style-name="P3" draw:layer="layout" svg:width="0.076cm" svg:height="0.188cm" svg:x="15.95cm" svg:y="8.365cm" svg:viewBox="0 0 77 189" svg:d="m59 59c0 35-4 75-47 115-2 2-5 2-5 6 0 3 5 9 11 9 7 0 59-50 59-122 0-37-15-67-43-67-19 0-34 15-34 34s15 35 34 35c16 0 25-10 25-10z">
            <text:p/>
          </draw:path>
          <draw:path draw:style-name="gr76" draw:text-style-name="P3" draw:layer="layout" svg:width="0.476cm" svg:height="0.43cm" svg:x="16.133cm" svg:y="8.015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b,O}</svg:desc>
          <draw:polygon draw:style-name="gr77" draw:text-style-name="P3" draw:layer="layout" svg:width="1.789cm" svg:height="0.847cm" svg:x="18.017cm" svg:y="7.705cm" svg:viewBox="0 0 1790 848" draw:points="895,848 0,848 0,0 1790,0 1790,848">
            <text:p/>
          </draw:polygon>
          <draw:path draw:style-name="gr78" draw:text-style-name="P3" draw:layer="layout" svg:width="0.721cm" svg:height="0.597cm" svg:x="18.042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79" draw:text-style-name="P3" draw:layer="layout" svg:width="0.247cm" svg:height="0.43cm" svg:x="18.783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80" draw:text-style-name="P3" draw:layer="layout" svg:width="0.076cm" svg:height="0.188cm" svg:x="19.117cm" svg:y="8.365cm" svg:viewBox="0 0 77 189" svg:d="m59 59c0 35-4 75-47 115-2 2-5 2-5 6 0 3 5 9 11 9 7 0 59-50 59-122 0-37-15-67-43-67-19 0-34 15-34 34s15 35 34 35c16 0 25-10 25-10z">
            <text:p/>
          </draw:path>
          <draw:path draw:style-name="gr81" draw:text-style-name="P3" draw:layer="layout" svg:width="0.466cm" svg:height="0.442cm" svg:x="19.299cm" svg:y="8.003cm" svg:viewBox="0 0 467 443" svg:d="m467 171c0-97-70-171-179-171-146 0-288 136-288 275 0 100 72 168 179 168 146 0 288-133 288-272zm-284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c,G}</svg:desc>
          <draw:polygon draw:style-name="gr82" draw:text-style-name="P3" draw:layer="layout" svg:width="1.789cm" svg:height="0.847cm" svg:x="11.683cm" svg:y="12.876cm" svg:viewBox="0 0 1790 848" draw:points="895,848 0,848 0,0 1790,0 1790,848">
            <text:p/>
          </draw:polygon>
          <draw:path draw:style-name="gr83" draw:text-style-name="P3" draw:layer="layout" svg:width="0.721cm" svg:height="0.597cm" svg:x="11.708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84" draw:text-style-name="P3" draw:layer="layout" svg:width="0.265cm" svg:height="0.274cm" svg:x="12.448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85" draw:text-style-name="P3" draw:layer="layout" svg:width="0.076cm" svg:height="0.188cm" svg:x="12.789cm" svg:y="13.536cm" svg:viewBox="0 0 77 189" svg:d="m59 59c0 35-4 75-47 115-2 2-5 2-5 6 0 3 5 9 11 9 7 0 59-50 59-122 0-37-15-67-43-67-19 0-34 15-34 34s15 35 34 35c16 0 25-10 25-10z">
            <text:p/>
          </draw:path>
          <draw:path draw:style-name="gr86" draw:text-style-name="P3" draw:layer="layout" svg:width="0.473cm" svg:height="0.442cm" svg:x="12.97cm" svg:y="13.174cm" svg:viewBox="0 0 474 443" svg:d="m474 7c0-1-3-7-7-7s-8 0-13 7l-45 48c-5-8-40-55-114-55-149 0-295 131-295 270 0 95 72 173 191 173 51 0 109-13 141-49 8 12 22 36 30 36 4 0 7-3 10-15l12-47c3-11 13-48 13-55 7-28 7-28 44-31 5 0 13 0 13-12 0-4-2-10-8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c,R}</svg:desc>
          <draw:polygon draw:style-name="gr87" draw:text-style-name="P3" draw:layer="layout" svg:width="1.774cm" svg:height="0.847cm" svg:x="14.851cm" svg:y="12.876cm" svg:viewBox="0 0 1775 848" draw:points="888,848 0,848 0,0 1775,0 1775,848">
            <text:p/>
          </draw:polygon>
          <draw:path draw:style-name="gr88" draw:text-style-name="P3" draw:layer="layout" svg:width="0.721cm" svg:height="0.597cm" svg:x="14.876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89" draw:text-style-name="P3" draw:layer="layout" svg:width="0.265cm" svg:height="0.274cm" svg:x="15.614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90" draw:text-style-name="P3" draw:layer="layout" svg:width="0.076cm" svg:height="0.188cm" svg:x="15.957cm" svg:y="13.536cm" svg:viewBox="0 0 77 189" svg:d="m59 59c0 35-4 75-47 115-2 2-5 2-5 6 0 3 5 9 11 9 7 0 59-50 59-122 0-37-15-67-43-67-19 0-34 15-34 34s15 35 34 35c16 0 25-10 25-10z">
            <text:p/>
          </draw:path>
          <draw:path draw:style-name="gr91" draw:text-style-name="P3" draw:layer="layout" svg:width="0.476cm" svg:height="0.43cm" svg:x="16.14cm" svg:y="13.186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c,O}</svg:desc>
          <draw:polygon draw:style-name="gr92" draw:text-style-name="P3" draw:layer="layout" svg:width="1.794cm" svg:height="0.847cm" svg:x="18.018cm" svg:y="12.876cm" svg:viewBox="0 0 1795 848" draw:points="898,848 0,848 0,0 1795,0 1795,848">
            <text:p/>
          </draw:polygon>
          <draw:path draw:style-name="gr93" draw:text-style-name="P3" draw:layer="layout" svg:width="0.721cm" svg:height="0.597cm" svg:x="18.043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94" draw:text-style-name="P3" draw:layer="layout" svg:width="0.265cm" svg:height="0.274cm" svg:x="18.781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95" draw:text-style-name="P3" draw:layer="layout" svg:width="0.076cm" svg:height="0.188cm" svg:x="19.124cm" svg:y="13.536cm" svg:viewBox="0 0 77 189" svg:d="m59 59c0 35-4 75-47 115-2 2-5 2-5 6 0 3 5 9 11 9 7 0 59-50 59-122 0-37-15-67-43-67-19 0-34 15-34 34s15 35 34 35c16 0 25-10 25-10z">
            <text:p/>
          </draw:path>
          <draw:path draw:style-name="gr96" draw:text-style-name="P3" draw:layer="layout" svg:width="0.464cm" svg:height="0.442cm" svg:x="19.305cm" svg:y="13.174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draw:g>
          <svg:title>TexMaths</svg:title>
          <svg:desc>30§display§Z_a</svg:desc>
          <draw:polygon draw:style-name="gr97" draw:layer="layout" svg:width="1.181cm" svg:height="0.881cm" svg:x="8.329cm" svg:y="5.24cm" svg:viewBox="0 0 1182 882" draw:points="591,882 0,882 0,0 1182,0 1182,882">
            <text:p/>
          </draw:polygon>
          <draw:path draw:style-name="gr98" draw:layer="layout" svg:width="0.704cm" svg:height="0.722cm" svg:x="8.389cm" svg:y="5.24cm" svg:viewBox="0 0 705 723" svg:d="m702 24c0-3 3-9 3-15 0-9-6-9-27-9h-447c-27 0-27 0-33 21l-57 192c-3 3-3 12-3 12 0 3 0 12 12 12 9 0 12-6 12-9 42-126 96-195 261-195h174l-594 660c0 3-3 18-3 21 0 9 6 9 27 9h459c27 0 27 0 33-21l75-234c3-3 6-12 6-15 0-6-6-12-15-12s-9 3-18 27c-45 144-96 219-276 219h-183z">
            <text:p/>
          </draw:path>
          <draw:path draw:style-name="gr98" draw:layer="layout" svg:width="0.377cm" svg:height="0.332cm" svg:x="9.097cm" svg:y="5.795cm" svg:viewBox="0 0 378 333" svg:d="m267 45c-15-27-39-45-75-45-96 0-192 105-192 210 0 72 48 123 111 123 42 0 75-21 105-51 15 45 57 51 78 51 27 0 45-15 57-39 18-27 27-69 27-72 0-12-9-12-12-12-9 0-12 3-15 24-9 36-24 78-54 78-21 0-27-15-27-36 0-12 6-39 12-57 6-21 12-51 18-66l12-57c6-21 15-54 15-57 0-18-15-24-24-24-15 0-30 9-36 30zm-48 189c-3 21-21 36-36 51-6 6-36 27-69 27-27 0-54-18-54-69 0-42 21-123 39-153 33-57 72-69 93-69 51 0 66 57 66 63 0 3-3 9-3 12z">
            <text:p/>
          </draw:path>
        </draw:g>
        <draw:g>
          <svg:title>TexMaths</svg:title>
          <svg:desc>30§display§Z_b</svg:desc>
          <draw:polygon draw:style-name="gr97" draw:layer="layout" svg:width="1.094cm" svg:height="0.881cm" svg:x="8.229cm" svg:y="10.375cm" svg:viewBox="0 0 1095 882" draw:points="546,882 0,882 0,0 1095,0 1095,882">
            <text:p/>
          </draw:polygon>
          <draw:path draw:style-name="gr98" draw:layer="layout" svg:width="0.704cm" svg:height="0.722cm" svg:x="8.289cm" svg:y="10.375cm" svg:viewBox="0 0 705 723" svg:d="m702 24c0-3 3-9 3-15 0-9-6-9-27-9h-447c-27 0-27 0-33 21l-57 192c-3 3-3 12-3 12 0 3 0 12 12 12 9 0 12-6 12-9 42-126 96-195 261-195h174l-594 660c0 3-3 18-3 21 0 9 6 9 27 9h459c27 0 27 0 33-21l75-234c3-3 6-12 6-15 0-6-6-12-15-12s-9 3-18 27c-45 144-96 219-276 219h-183z">
            <text:p/>
          </draw:path>
          <draw:path draw:style-name="gr98" draw:layer="layout" svg:width="0.299cm" svg:height="0.521cm" svg:x="9cm" svg:y="10.744cm" svg:viewBox="0 0 300 522" svg:d="m147 21c0 0 3-9 3-12s-3-9-12-9c-15 0-78 6-96 6-6 3-15 3-15 18 0 12 9 12 18 12 36 0 36 3 36 9s-6 36-12 54l-15 66c-9 27-48 189-51 198-3 18-3 27-3 36 0 75 48 123 108 123 93 0 192-102 192-210 0-87-60-126-111-126-39 0-72 24-93 42zm-36 480c-39 0-57-33-57-75 0-27 6-54 27-138 3-12 3-15 18-30 27-33 60-51 87-51 30 0 54 24 54 72 0 30-15 108-39 150-18 36-54 72-90 72z">
            <text:p/>
          </draw:path>
        </draw:g>
        <draw:g>
          <svg:title>TexMaths</svg:title>
          <svg:desc>30§display§Z_c</svg:desc>
          <draw:polygon draw:style-name="gr97" draw:layer="layout" svg:width="1.1cm" svg:height="0.881cm" svg:x="8.33cm" svg:y="15.847cm" svg:viewBox="0 0 1101 882" draw:points="549,882 0,882 0,0 1101,0 1101,882">
            <text:p/>
          </draw:polygon>
          <draw:path draw:style-name="gr98" draw:layer="layout" svg:width="0.704cm" svg:height="0.722cm" svg:x="8.39cm" svg:y="15.847cm" svg:viewBox="0 0 705 723" svg:d="m702 24c0-3 3-9 3-15 0-9-6-9-27-9h-447c-27 0-27 0-33 21l-57 192c-3 3-3 12-3 12 0 3 0 12 12 12 9 0 12-6 12-9 42-126 96-195 261-195h174l-594 660c0 3-3 18-3 21 0 9 6 9 27 9h459c27 0 27 0 33-21l75-234c3-3 6-12 6-15 0-6-6-12-15-12s-9 3-18 27c-45 144-96 219-276 219h-183z">
            <text:p/>
          </draw:path>
          <draw:path draw:style-name="gr98" draw:layer="layout" svg:width="0.32cm" svg:height="0.332cm" svg:x="9.098cm" svg:y="16.402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</draw:g>
        <presentation:notes draw:style-name="dp2">
          <draw:page-thumbnail draw:style-name="gr99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3465af" draw:end-color="#ffffff" draw:start-intensity="100%" draw:end-intensity="100%" draw:angle="0" draw:border="0%"/>
    <draw:gradient draw:name="Gradient_20_11" draw:display-name="Gradient 11" draw:style="linear" draw:start-color="#3465af" draw:end-color="#ffffff" draw:start-intensity="100%" draw:end-intensity="100%" draw:angle="0" draw:border="0%"/>
    <draw:gradient draw:name="Gradient_20_13" draw:display-name="Gradient 13" draw:style="linear" draw:start-color="#3465af" draw:end-color="#ffffff" draw:start-intensity="100%" draw:end-intensity="100%" draw:angle="0" draw:border="0%"/>
    <draw:gradient draw:name="Gradient_20_15" draw:display-name="Gradient 15" draw:style="linear" draw:start-color="#3465af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width="0.051cm" draw:marker-start-width="0.279cm" draw:marker-end-width="0.279cm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bulle" style:family="graphic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>
      <style:graphic-properties draw:fill-gradient-name="Gradient_20_7" draw:fill-hatch-name="Hatching_20_1" draw:fill-image-name="Bitmape_20_1"/>
    </style:style>
    <style:style style:name="special1" style:family="graphic">
      <style:graphic-properties draw:stroke="none" draw:stroke-dash="Dash_20_2" draw:fill-color="#333333" draw:fill-gradient-name="Gradient_20_9" draw:fill-hatch-name="Hatch_20_1" draw:fill-image-name="Bitmape_20_1" draw:fill-image-width="0cm" draw:fill-image-height="0cm"/>
      <style:text-properties fo:color="#ffffff"/>
    </style:style>
    <style:style style:name="special2" style:family="graphic">
      <style:graphic-properties draw:stroke="none" draw:stroke-dash="Dash_20_2" draw:fill-color="#004a4a" draw:fill-gradient-name="Gradient_20_9" draw:fill-hatch-name="Hatch_20_1" draw:fill-image-name="Bitmape_20_1" draw:fill-image-width="0cm" draw:fill-image-height="0cm"/>
      <style:text-properties fo:color="#ffffff"/>
    </style:style>
    <style:style style:name="box1" style:family="graphic">
      <style:graphic-properties draw:stroke-dash="Dash_20_2" draw:fill-gradient-name="Gradient_20_10" draw:fill-hatch-name="Hatching_20_1" draw:fill-image-name="Bitmape_20_1"/>
    </style:style>
    <style:style style:name="box2" style:family="graphic">
      <style:graphic-properties draw:stroke-dash="Dash_20_2" draw:fill-gradient-name="Gradient_20_10" draw:fill-hatch-name="Hatching_20_1" draw:fill-image-name="Bitmape_20_1"/>
    </style:style>
    <style:style style:name="road" style:family="graphic">
      <style:graphic-properties draw:stroke="none" draw:stroke-dash="Dash_20_2" draw:fill-color="#666666" draw:fill-gradient-name="Gradient_20_7" draw:fill-hatch-name="Hatching_20_1" draw:fill-image-name="Bitmape_20_1" draw:fill-image-width="0cm" draw:fill-image-height="0cm"/>
    </style:style>
    <style:style style:name="road_20_line" style:display-name="road line" style:family="graphic" style:parent-style-name="objectwithoutfill">
      <style:graphic-properties draw:stroke="dash" draw:stroke-dash="Fine_20_Dashed_20__28_var_29_" svg:stroke-width="0.203cm" svg:stroke-color="#ffffff" draw:marker-start-width="0.508cm" draw:marker-end-width="0.508cm" draw:fill-gradient-name="Gradient_20_7" draw:fill-hatch-name="Hatching_20_1" draw:fill-image-name="Bitmape_20_1"/>
    </style:style>
    <style:style style:name="arrows" style:family="graphic" style:parent-style-name="objectwithoutfill">
      <style:graphic-properties draw:stroke-dash="Dash_20_2" svg:stroke-width="0.051cm" draw:marker-start-width="0.279cm" draw:marker-end="Small_20_Arrow" draw:marker-end-width="0.279cm" draw:fill-gradient-name="Gradient_20_7" draw:fill-hatch-name="Hatching_20_1" draw:fill-image-name="Bitmape_20_1"/>
    </style:style>
    <style:style style:name="mask" style:family="graphic">
      <style:graphic-properties draw:stroke="none" draw:stroke-dash="Dash_20_2" draw:fill-color="#ffffff" draw:fill-gradient-name="Gradient_20_10" draw:fill-hatch-name="Hatch_20_1" draw:fill-image-name="Bitmape_20_1" draw:opacity="100%" draw:fill-image-width="0cm" draw:fill-image-height="0cm" draw:shadow-opacity="100%"/>
    </style:style>
    <style:style style:name="mathbox" style:family="graphic" style:parent-style-name="measure">
      <style:graphic-properties draw:stroke="none" draw:stroke-dash="Dash_20_2" draw:fill="solid" draw:fill-color="#e6e6ff" draw:fill-gradient-name="Gradient_20_9" draw:fill-hatch-name="Hatch_20_1" draw:fill-image-name="Bitmape_20_1" draw:fill-image-width="0cm" draw:fill-image-height="0cm"/>
    </style:style>
    <style:style style:name="convexpart" style:family="graphic">
      <style:graphic-properties draw:stroke="none" draw:stroke-dash="Dash_20_2" draw:fill-color="#23ff23" draw:fill-gradient-name="Gradient_20_11" draw:fill-hatch-name="Hatching_20_1" draw:fill-image-name="Bitmape_20_1" draw:opacity="50%" draw:fill-image-width="0cm" draw:fill-image-height="0cm" draw:shadow-opacity="50%"/>
    </style:style>
    <style:style style:name="citation" style:family="graphic">
      <style:graphic-properties draw:stroke="none" draw:stroke-dash="Dash_20_2" draw:fill-color="#ffffff" draw:fill-gradient-name="Gradient_20_13" draw:fill-hatch-name="Hatching_20_1" draw:fill-image-name="Bitmape_20_1" draw:fill-image-width="0cm" draw:fill-image-height="0cm" draw:shadow-offset-x="0.305cm" draw:shadow-offset-y="0.305cm"/>
      <style:text-properties fo:font-size="14pt"/>
    </style:style>
    <style:style style:name="known_5f_box" style:display-name="known_box" style:family="graphic" style:parent-style-name="standard">
      <style:graphic-properties draw:stroke-dash="Dash_20_2" svg:stroke-width="0.102cm" svg:stroke-color="#008000" draw:marker-start-width="0.457cm" draw:marker-end-width="0.457cm" draw:fill="none" draw:fill-gradient-name="Gradient_20_15" draw:fill-hatch-name="Hatching_20_1" draw:fill-image-name="Bitmape_20_1" draw:fill-image-width="0cm" draw:fill-image-height="0cm"/>
    </style:style>
    <style:style style:name="known_5f_plain" style:display-name="known_plain" style:family="graphic" style:parent-style-name="standard">
      <style:graphic-properties draw:stroke-dash="Dash_20_2" draw:fill-color="#008000" draw:fill-gradient-name="Gradient_20_16" draw:fill-hatch-name="Hatching_20_1" draw:fill-image-name="Bitmape_20_1" draw:opacity="50%" draw:fill-image-width="0cm" draw:fill-image-height="0cm" draw:shadow-opacity="50%"/>
    </style:style>
    <style:style style:name="nodes_5f_plain" style:display-name="nodes_plain" style:family="graphic" style:parent-style-name="standard">
      <style:graphic-properties draw:stroke-dash="Dash_20_2" draw:fill-color="#000080" draw:fill-gradient-name="Gradient_20_16" draw:fill-hatch-name="Hatching_20_1" draw:fill-image-name="Bitmape_20_1" draw:opacity="35%" draw:fill-image-width="0cm" draw:fill-image-height="0cm" draw:shadow-offset-x="0.305cm" draw:shadow-offset-y="0.305cm" draw:shadow-opacity="35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quals-background" style:display-name="template_quals-background" style:family="presentation">
      <style:graphic-properties draw:stroke="none" draw:fill="none"/>
      <style:text-properties style:letter-kerning="true"/>
    </style:style>
    <style:style style:name="template_5f_quals-backgroundobjects" style:display-name="template_quals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template_5f_quals-notes" style:display-name="template_qual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_5f_quals-outline1" style:display-name="template_quals-outline1" style:family="presentation">
      <style:graphic-properties draw:stroke="none" draw:fill="none" draw:auto-grow-height="false" draw:fit-to-size="shrink-to-fit">
        <text:list-style style:name="template_5f_quals-outline1" style:display-name="template_qua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outline2" style:display-name="template_quals-outline2" style:family="presentation" style:parent-style-name="template_5f_qua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5f_quals-outline3" style:display-name="template_quals-outline3" style:family="presentation" style:parent-style-name="template_5f_qual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5f_quals-outline4" style:display-name="template_quals-outline4" style:family="presentation" style:parent-style-name="template_5f_qual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5f_quals-outline5" style:display-name="template_quals-outline5" style:family="presentation" style:parent-style-name="template_5f_qual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6" style:display-name="template_quals-outline6" style:family="presentation" style:parent-style-name="template_5f_qual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7" style:display-name="template_quals-outline7" style:family="presentation" style:parent-style-name="template_5f_qual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8" style:display-name="template_quals-outline8" style:family="presentation" style:parent-style-name="template_5f_qual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9" style:display-name="template_quals-outline9" style:family="presentation" style:parent-style-name="template_5f_qual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subtitle" style:display-name="template_quals-subtitle" style:family="presentation">
      <style:graphic-properties draw:stroke="none" draw:fill="none" draw:textarea-vertical-align="middle">
        <text:list-style style:name="template_5f_quals-subtitle" style:display-name="template_qu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title" style:display-name="template_quals-title" style:family="presentation">
      <style:graphic-properties draw:stroke="none" draw:fill="none" draw:textarea-vertical-align="middle">
        <text:list-style style:name="template_5f_quals-title" style:display-name="template_qu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fo:font-size="26.5pt" fo:letter-spacing="normal" fo:language="en" fo:country="GB" fo:font-style="normal" fo:text-shadow="none" style:text-underline-style="none" fo:font-weight="normal" style:letter-kerning="true" style:font-size-asian="24pt" style:language-asian="en" style:country-asian="GB" style:font-style-asian="normal" style:font-weight-asian="normal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39cm" fo:line-height="100%" fo:text-align="start" fo:text-indent="0cm" style:punctuation-wrap="simple"/>
      <style:text-properties fo:color="#000000" style:text-line-through-style="none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size="30.3999996185303pt" fo:letter-spacing="normal" fo:language="en" fo:country="GB" fo:font-style="normal" fo:text-shadow="none" style:text-underline-style="none" fo:font-weight="normal" style:letter-kerning="true" style:font-size-asian="28pt" style:language-asian="en" style:country-asian="GB" style:font-style-asian="normal" style:font-weight-asian="normal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7.7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6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63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55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mplate_5f_quals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_5f_quals-backgroundobjects">
      <style:graphic-properties svg:stroke-width="0.102cm" svg:stroke-color="#2323dc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10" style:family="presentation" style:parent-style-name="template_5f_quals-backgroundobjects">
      <style:graphic-properties svg:stroke-width="0.051cm" svg:stroke-color="#2323d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11" style:family="presentation" style:parent-style-name="template_5f_qual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emplate_5f_quals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Two_20_Content-outline1">
      <style:graphic-properties draw:stroke="none" svg:stroke-width="0.026cm" draw:stroke-linejoin="round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wo_20_Content-backgroundobjects">
      <style:graphic-properties draw:stroke="none" draw:fill="none" draw:fill-color="#ffffff" draw:auto-grow-height="false" fo:min-height="1.421cm"/>
    </style:style>
    <style:style style:name="Mpr16" style:family="presentation" style:parent-style-name="Two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4c4c4c" fo:font-size="28pt" style:font-size-asian="28pt" style:font-size-complex="28pt"/>
    </style:style>
    <style:style style:name="MP5" style:family="paragraph">
      <style:paragraph-properties fo:text-align="center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23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8pt" style:font-size-asian="18pt" style:font-size-complex="18pt"/>
    </style:style>
    <style:style style:name="MT3" style:family="text">
      <style:text-properties fo:color="#4c4c4c" fo:font-size="28pt" style:font-size-asian="28pt" style:font-size-complex="28pt"/>
    </style:style>
    <style:style style:name="MT4" style:family="text">
      <style:text-properties fo:color="#000000" fo:font-family="'Liberation Sans'" style:font-family-generic="swiss" style:font-pitch="variable" fo:font-size="15pt" style:font-size-asian="15pt" style:font-size-complex="15pt"/>
    </style:style>
    <style:style style:name="MT5" style:family="text">
      <style:text-properties fo:color="#000000" fo:font-family="'Liberation Mono'" style:font-family-generic="modern" style:font-pitch="fixed" fo:font-size="15pt" style:font-size-asian="15pt" style:font-size-complex="15pt"/>
    </style:style>
    <style:style style:name="MT6" style:family="text">
      <style:text-properties fo:color="#3e0098" style:text-line-through-style="none" fo:font-family="Arial" fo:font-size="28pt" fo:letter-spacing="normal" fo:font-style="normal" style:text-underline-style="none" fo:font-weight="normal" style:font-family-asian="'AR PL ShanHeiSun Uni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AR PL ShanHeiSun Uni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MT8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9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10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847cm" svg:x="1cm" svg:y="2.497cm"/>
      <draw:page-thumbnail draw:layer="backgroundobjects" svg:width="9.294cm" svg:height="6.847cm" svg:x="1cm" svg:y="10.545cm"/>
      <draw:page-thumbnail draw:layer="backgroundobjects" svg:width="9.294cm" svg:height="6.847cm" svg:x="1cm" svg:y="18.593cm"/>
      <draw:page-thumbnail draw:layer="backgroundobjects" svg:width="9.294cm" svg:height="6.847cm" svg:x="11.295cm" svg:y="2.497cm"/>
      <draw:page-thumbnail draw:layer="backgroundobjects" svg:width="9.294cm" svg:height="6.847cm" svg:x="11.295cm" svg:y="10.545cm"/>
      <draw:page-thumbnail draw:layer="backgroundobjects" svg:width="9.294cm" svg:height="6.847cm" svg:x="11.295cm" svg:y="18.593cm"/>
    </style:handout-master>
    <style:master-page style:name="Default" style:page-layout-name="PM1" draw:style-name="Mdp1">
      <draw:frame presentation:style-name="Default-title" draw:layer="backgroundobjects" svg:width="27.673cm" svg:height="1.703cm" svg:x="-4.76cm" svg:y="7.743cm" presentation:class="title" presentation:placeholder="true">
        <draw:text-box/>
      </draw:frame>
      <draw:frame presentation:style-name="Default-outline1" draw:layer="backgroundobjects" svg:width="26.67cm" svg:height="10.312cm" svg:x="0.634cm" svg:y="2.651cm" presentation:class="outline" presentation:placeholder="true">
        <draw:text-box/>
      </draw:frame>
      <draw:frame presentation:style-name="Mpr1" draw:text-style-name="MP1" draw:layer="backgroundobjects" svg:width="6.523cm" svg:height="0.635cm" svg:x="0.669cm" svg:y="21.7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0.554cm" svg:x="9.575cm" svg:y="21.82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0.554cm" svg:x="20.675cm" svg:y="21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3.506cm" svg:x="1.269cm" svg:y="5.384cm" presentation:class="title" presentation:placeholder="true">
        <draw:text-box/>
      </draw:frame>
      <draw:frame presentation:style-name="title-outline1" draw:layer="backgroundobjects" svg:width="3.104cm" svg:height="72.765cm" svg:x="32.383cm" svg:y="4.445cm" presentation:class="outline" presentation:placeholder="true">
        <draw:text-box/>
      </draw:frame>
      <draw:frame presentation:style-name="Mpr5" draw:text-style-name="MP1" draw:layer="backgroundobjects" svg:width="9.362cm" svg:height="0.813cm" svg:x="0.596cm" svg:y="19.58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5cm" svg:y="21.7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21.7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2.065cm" svg:height="1.344cm" svg:x="1.904cm" svg:y="12.7cm">
        <draw:text-box>
          <text:p><text:span text:style-name="MT3">Timothy Hunter</text:span></text:p>
        </draw:text-box>
      </draw:frame>
      <draw:frame draw:style-name="Mgr4" draw:text-style-name="MP5" draw:layer="backgroundobjects" svg:width="13.551cm" svg:height="4.546cm" svg:x="13.534cm" svg:y="15.254cm">
        <draw:image xlink:href="../../images/logo_amplab_calColors.png" xlink:type="simple" xlink:show="embed" xlink:actuate="onLoad">
          <text:p/>
        </draw:image>
      </draw:frame>
      <draw:frame draw:style-name="Mgr5" draw:text-style-name="MP5" draw:layer="backgroundobjects" svg:width="4.01cm" svg:height="4.01cm" svg:x="23.395cm" svg:y="0.472cm">
        <draw:image xlink:href="Pictures/10000201000000D5000000D5F2CDF002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_5f_quals" style:display-name="template_quals" style:page-layout-name="PM1" draw:style-name="Mdp1">
      <draw:frame presentation:style-name="template_5f_quals-title" draw:layer="backgroundobjects" svg:width="27.673cm" svg:height="1.703cm" svg:x="0.266cm" svg:y="0.202cm" presentation:class="title" presentation:placeholder="true">
        <draw:text-box/>
      </draw:frame>
      <draw:frame presentation:style-name="template_5f_quals-outline1" draw:layer="backgroundobjects" svg:width="26.67cm" svg:height="10.312cm" svg:x="0.634cm" svg:y="2.651cm" presentation:class="outline" presentation:placeholder="true">
        <draw:text-box/>
      </draw:frame>
      <draw:frame presentation:style-name="Mpr8" draw:text-style-name="MP1" draw:layer="backgroundobjects" svg:width="6.523cm" svg:height="0.635cm" svg:x="0.669cm" svg:y="19.88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3" draw:layer="backgroundobjects" svg:width="8.875cm" svg:height="0.554cm" svg:x="9.575cm" svg:y="19.925cm" presentation:class="footer">
        <draw:text-box>
          <text:p text:style-name="MP3"><text:span text:style-name="MT4"><presentation:footer/></text:span></text:p>
        </draw:text-box>
      </draw:frame>
      <draw:frame presentation:style-name="Mpr8" draw:text-style-name="MP2" draw:layer="backgroundobjects" svg:width="6.523cm" svg:height="0.554cm" svg:x="20.675cm" svg:y="19.925cm" presentation:class="page-number">
        <draw:text-box>
          <text:p text:style-name="MP2"><text:span text:style-name="MT5"><text:page-number>&lt;number&gt;</text:page-number></text:span><text:span text:style-name="MT5">/</text:span><text:span text:style-name="MT5"><text:page-count>1</text:page-count></text:span></text:p>
        </draw:text-box>
      </draw:frame>
      <draw:line presentation:style-name="Mpr9" draw:text-style-name="MP5" draw:layer="backgroundobjects" svg:x1="27.938cm" svg:y1="1.905cm" svg:x2="0.298cm" svg:y2="1.905cm">
        <text:p/>
      </draw:line>
      <draw:line presentation:style-name="Mpr10" draw:text-style-name="MP5" draw:layer="backgroundobjects" svg:x1="28.001cm" svg:y1="19.705cm" svg:x2="0.001cm" svg:y2="19.705cm">
        <text:p/>
      </draw:line>
      <draw:frame draw:style-name="Mgr4" draw:text-style-name="MP5" draw:layer="backgroundobjects" svg:width="6.263cm" svg:height="2.1cm" svg:x="21.624cm" svg:y="-0.093cm">
        <draw:image xlink:href="../../images/logo_amplab_calColors.png" xlink:type="simple" xlink:show="embed" xlink:actuate="onLoad">
          <text:p/>
        </draw:image>
      </draw:frame>
      <presentation:notes style:page-layout-name="PM2">
        <draw:page-thumbnail presentation:style-name="template_5f_quals-title" draw:layer="backgroundobjects" svg:width="13.968cm" svg:height="10.476cm" svg:x="3.81cm" svg:y="2.123cm" presentation:class="page"/>
        <draw:frame presentation:style-name="template_5f_qual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Line 3" draw:style-name="Mgr6" draw:text-style-name="MP6" draw:layer="backgroundobjects" svg:x1="0.931cm" svg:y1="2.683cm" svg:x2="26.365cm" svg:y2="2.687cm">
        <text:p/>
      </draw:line>
      <draw:frame draw:name="Picture 2" draw:style-name="Mgr7" draw:text-style-name="MP7" draw:layer="backgroundobjects" svg:width="2.792cm" svg:height="2.581cm" svg:x="25.199cm" svg:y="0.007cm">
        <draw:image xlink:href="Pictures/10000000000000DB000000CBF3B4AA3C.jpg" xlink:type="simple" xlink:show="embed" xlink:actuate="onLoad">
          <text:p/>
        </draw:image>
      </draw:frame>
      <draw:frame draw:name="Title 1" presentation:style-name="Mpr13" draw:text-style-name="MP6" draw:layer="backgroundobjects" svg:width="25.516cm" svg:height="1.613cm" svg:x="0.465cm" svg:y="1.166cm" presentation:class="title" presentation:user-transformed="true">
        <draw:text-box>
          <text:p text:style-name="MP8"><text:span text:style-name="MT6">Click to edit the title text formatClick to edit Master title style</text:span></text:p>
        </draw:text-box>
      </draw:frame>
      <draw:frame draw:name="Content Placeholder 2" presentation:style-name="Mpr14" draw:text-style-name="MP6" draw:layer="backgroundobjects" svg:width="11.656cm" svg:height="14.446cm" svg:x="2.099cm" svg:y="4.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6" draw:layer="backgroundobjects" svg:width="11.656cm" svg:height="14.446cm" svg:x="14.222cm" svg:y="4.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5.56cm" svg:height="10.476cm" svg:x="3.014cm" svg:y="2.122cm" presentation:class="page"/>
        <draw:frame presentation:style-name="Two_20_Content-notes" draw:layer="backgroundobjects" svg:width="17.271cm" svg:height="12.572cm" svg:x="2.159cm" svg:y="13.27cm" presentation:class="notes" presentation:placeholder="true">
          <draw:text-box/>
        </draw:frame>
        <draw:frame presentation:style-name="Mpr1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6T14:50:05</meta:creation-date>
    <meta:editing-duration>PT12H37M7S</meta:editing-duration>
    <meta:editing-cycles>112</meta:editing-cycles>
    <dc:date>2014-05-14T09:07:56</dc:date>
    <meta:generator>LibreOffice/3.6$Linux_X86_64 LibreOffice_project/e29a214-2bbed72-0621de6-a97528c-8f066d</meta:generator>
    <meta:document-statistic meta:object-count="185"/>
  </office:meta>
</office:document-meta>
</file>